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.6999998092651pt" officeooo:rsid="000ead6b" officeooo:paragraph-rsid="000ead6b" style:font-size-asian="10.6999998092651pt" style:font-size-complex="10.6999998092651pt"/>
    </style:style>
    <style:style style:name="P2" style:family="paragraph" style:parent-style-name="Text_20_body">
      <style:text-properties style:font-name="Arial" fo:font-size="10.6999998092651pt" style:font-size-asian="10.6999998092651pt" style:font-size-complex="10.6999998092651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.6999998092651pt" style:font-size-asian="10.6999998092651pt" style:font-size-complex="10.6999998092651pt"/>
    </style:style>
    <style:style style:name="T3" style:family="text">
      <style:text-properties style:font-name="Arial" fo:font-size="10.6999998092651pt" officeooo:rsid="001af77a" style:font-size-asian="10.6999998092651pt" style:font-size-complex="10.6999998092651pt"/>
    </style:style>
    <style:style style:name="T4" style:family="text">
      <style:text-properties officeooo:rsid="00153ea5"/>
    </style:style>
    <style:style style:name="T5" style:family="text">
      <style:text-properties fo:font-size="10.6999998092651pt" style:font-size-asian="10.6999998092651pt" style:font-size-complex="10.6999998092651pt"/>
    </style:style>
    <style:style style:name="T6" style:family="text">
      <style:text-properties fo:font-size="10.6999998092651pt" officeooo:rsid="000d26bb" style:font-size-asian="10.6999998092651pt" style:font-size-complex="10.6999998092651pt"/>
    </style:style>
    <style:style style:name="T7" style:family="text">
      <style:text-properties style:font-name="Arial"/>
    </style:style>
    <style:style style:name="T8" style:family="text">
      <style:text-properties style:font-name="Arial" fo:font-size="10.6999998092651pt" style:font-size-asian="10.6999998092651pt" style:font-size-complex="10.699999809265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udent:</text:span> Kevin Zamora Amela</text:p>
      <text:p text:style-name="P1"><text:span text:style-name="T1">Task:</text:span> <text:span text:style-name="T4">Speaking</text:span></text:p>
      <text:p text:style-name="P1"><text:span text:style-name="T1">Subject:</text:span> Inglés 2 (CFGS DAM)</text:p>
      <text:p text:style-name="P2">________________________________________________________________________</text:p>
      <text:p text:style-name="P3"><text:span text:style-name="Strong_20_Emphasis"><text:span text:style-name="T2">Web Developer Job Interview (Shortened Version)</text:span></text:span></text:p>
      <text:p text:style-name="Text_20_body"><text:span text:style-name="Strong_20_Emphasis"><text:span text:style-name="T7">Interviewer:</text:span></text:span><text:span text:style-name="T7"> Can you tell me about yourself?</text:span></text:p>
      <text:p text:style-name="Text_20_body"><text:span text:style-name="Strong_20_Emphasis"><text:span text:style-name="T7">Candidate:</text:span></text:span><text:span text:style-name="T7"> (Removed for brevity)</text:span></text:p>
      <text:p text:style-name="Text_20_body"><text:span text:style-name="Strong_20_Emphasis"><text:span text:style-name="T7">Interviewer:</text:span></text:span><text:span text:style-name="T7"> What programming languages and technologies do you specialize in?</text:span></text:p>
      <text:p text:style-name="Text_20_body"><text:span text:style-name="Strong_20_Emphasis"><text:span text:style-name="T7">Candidate:</text:span></text:span><text:span text:style-name="T7"> I have experience with JavaScript, HTML, CSS, and frameworks like React and Angular. I also work with backend technologies like Node.js and databases such as MySQL and PostgreSQL.</text:span></text:p>
      <text:p text:style-name="Text_20_body"><text:span text:style-name="Strong_20_Emphasis"><text:span text:style-name="T7">Interviewer:</text:span></text:span><text:span text:style-name="T7"> Can you describe a challenging project you worked on?</text:span></text:p>
      <text:p text:style-name="Text_20_body"><text:span text:style-name="Strong_20_Emphasis"><text:span text:style-name="T7">Candidate:</text:span></text:span><text:span text:style-name="T7"> I developed an e-commerce site where I had to optimize performance and ensure security. I tackled slow loading times by implementing lazy loading and caching. Security measures included data validation and secure authentication.</text:span></text:p>
      <text:p text:style-name="Text_20_body"><text:span text:style-name="Strong_20_Emphasis"><text:span text:style-name="T7">Interviewer:</text:span></text:span><text:span text:style-name="T7"> How do you handle tight deadlines?</text:span></text:p>
      <text:p text:style-name="Text_20_body"><text:span text:style-name="Strong_20_Emphasis"><text:span text:style-name="T7">Candidate:</text:span></text:span><text:span text:style-name="T7"> I break tasks into smaller steps, prioritize essential features, and use project management tools to track progress. Clear communication with the team helps avoid delays.</text:span></text:p>
      <text:p text:style-name="Text_20_body"><text:span text:style-name="Strong_20_Emphasis"><text:span text:style-name="T7">Interviewer:</text:span></text:span><text:span text:style-name="T7"> How do you stay updated with industry trends?</text:span></text:p>
      <text:p text:style-name="Text_20_body"><text:span text:style-name="Strong_20_Emphasis"><text:span text:style-name="T7">Candidate:</text:span></text:span><text:span text:style-name="T7"> I follow web development blogs, take online courses, and practice new techniques through personal projects.</text:span></text:p>
      <text:p text:style-name="Text_20_body"><text:span text:style-name="Strong_20_Emphasis"><text:span text:style-name="T7">Interviewer:</text:span></text:span><text:span text:style-name="T7"> Why do you want to work with us?</text:span></text:p>
      <text:p text:style-name="Text_20_body"><text:span text:style-name="Strong_20_Emphasis"><text:span text:style-name="T7">Candidate:</text:span></text:span><text:span text:style-name="T7"> I admire your innovative projects and focus on user experience. I believe my skills align well with your team, and I am eager to contribute and grow with your company.</text:span></text:p>
      <text:p text:style-name="Text_20_body"><text:span text:style-name="Strong_20_Emphasis"><text:span text:style-name="T7">Interviewer:</text:span></text:span><text:span text:style-name="T7"> Do you have any questions for us?</text:span></text:p>
      <text:p text:style-name="Text_20_body"><text:span text:style-name="Strong_20_Emphasis"><text:span text:style-name="T7">Candidate:</text:span></text:span><text:span text:style-name="T7"> Yes, what are the main challenges your development team is currently facing?</text:span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3-06T17:03:10.126668509</dc:date>
    <meta:editing-duration>PT46M3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31" meta:character-count="1597" meta:non-whitespace-character-count="1385"/>
  </office:meta>
</office:document-meta>
</file>